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25.7mm"/>
    </style:style>
    <style:style style:name="co6" style:family="table-column">
      <style:table-column-properties fo:break-before="auto" style:column-width="40.0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 fo:font-size="12pt" fo:language="en" fo:country="US" style:font-name-asian="Lucida Console" style:font-size-asian="12pt" style:language-asian="en" style:country-asian="US" style:font-name-complex="Lucida Console" style:font-size-complex="12pt" style:language-complex="en" style:country-complex="US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T1" style:family="text">
      <style:text-properties fo:country="US" style:country-asian="US" style:country-complex="US" style:font-name-asian="Lucida Console" style:font-name-complex="Lucida Console" style:font-size-asian="12pt" style:font-size-complex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529" calcext:value-type="float">
            <text:p>529</text:p>
          </table:table-cell>
          <table:table-cell office:value-type="float" office:value="850" calcext:value-type="float">
            <text:p>850</text:p>
          </table:table-cell>
          <table:table-cell office:value-type="float" office:value="550" calcext:value-type="float">
            <text:p>550</text:p>
          </table:table-cell>
          <table:table-cell office:value-type="float" office:value="773" calcext:value-type="float">
            <text:p>773</text:p>
          </table:table-cell>
          <table:table-cell office:value-type="float" office:value="706" calcext:value-type="float">
            <text:p>706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308" calcext:value-type="float">
            <text:p>308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58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51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Gamename + </text:p>
            <text:p>Gametag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MultNaive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KnearestN</text:p>
          </table:table-cell>
        </table:table-row>
        <table:table-row table:style-name="ro2">
          <table:table-cell office:value-type="string" calcext:value-type="string">
            <text:p>Europa</text:p>
          </table:table-cell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1 Score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0.33</text:p>
          </table:table-cell>
          <table:table-cell table:number-columns-repeated="3" office:value-type="string" calcext:value-type="string">
            <text:p>0.35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string" calcext:value-type="string">
            <text:p>KNN</text:p>
          </table:table-cell>
          <table:table-cell table:number-columns-repeated="6"/>
        </table:table-row>
      </table:table>
      <table:table table:name="Tabelle2" table:style-name="ta1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KnearestNeighbors | mode =“rand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Times + GameTa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y_test</text:p>
          </table:table-cell>
          <table:table-cell office:value-type="string" calcext:value-type="string">
            <text:p>KNN predict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2">
          <table:table-cell office:value-type="string" calcext:value-type="string">
            <text:p>Europe</text:p>
          </table:table-cell>
          <table:table-cell office:value-type="float" office:value="139" calcext:value-type="float">
            <text:p>139</text:p>
          </table:table-cell>
          <table:table-cell office:value-type="float" office:value="235" calcext:value-type="float">
            <text:p>235</text:p>
          </table:table-cell>
          <table:table-cell office:value-type="float" office:value="0.41" calcext:value-type="float">
            <text:p>0,41</text:p>
          </table:table-cell>
          <table:table-cell office:value-type="float" office:value="0.69" calcext:value-type="float">
            <text:p>0,69</text:p>
          </table:table-cell>
          <table:table-cell office:value-type="float" office:value="0.51" calcext:value-type="float">
            <text:p>0,51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27" calcext:value-type="float">
            <text:p>0,2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81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57" calcext:value-type="float">
            <text:p>0,5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vg / total</text:p>
          </table:table-cell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0.46" calcext:value-type="float">
            <text:p>0,46</text:p>
          </table:table-cell>
          <table:table-cell office:value-type="float" office:value="0.41" calcext:value-type="float">
            <text:p>0,41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KNN 0.464065708419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1" office:value-type="string" calcext:value-type="string">
            <text:p>D:\Users\Luux\Anaconda2\lib\site-packages\sklearn\metrics\classification.py:1113: UndefinedMetricWarning: Precision and F-score are ill-defined and being set to 0.0 in labels with no predicted samples.</text:p>
          </table:table-cell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4">
          <table:table-cell table:style-name="ce2" office:value-type="string" calcext:value-type="string">
            <text:p>#2: KnearestNeighbors | mode =“rand“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KnearestNeighbors | mode =“rand“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meTimes + GameTag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y_test</text:p>
          </table:table-cell>
          <table:table-cell office:value-type="string" calcext:value-type="string">
            <text:p>KNN predict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2">
          <table:table-cell office:value-type="string" calcext:value-type="string">
            <text:p>Europe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Oceania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Africa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South America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string" calcext:value-type="string">
            <text:p>0.32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sia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North America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61" calcext:value-type="float">
            <text:p>0,61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163" calcext:value-type="float">
            <text:p>163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vg / total</text:p>
          </table:table-cell>
          <table:table-cell table:number-columns-repeated="2"/>
          <table:table-cell office:value-type="float" office:value="0.39" calcext:value-type="float">
            <text:p>0,39</text:p>
          </table:table-cell>
          <table:table-cell office:value-type="float" office:value="0.48" calcext:value-type="float">
            <text:p>0,48</text:p>
          </table:table-cell>
          <table:table-cell office:value-type="float" office:value="0.43" calcext:value-type="float">
            <text:p>0,43</text:p>
          </table:table-cell>
          <table:table-cell office:value-type="float" office:value="487" calcext:value-type="float">
            <text:p>487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5">
          <table:table-cell table:style-name="ce1" office:value-type="string" calcext:value-type="string">
            <text:p><text:span text:style-name="T1">{'clf__metric': 'euclidean', 'scaler': MaxAbsScaler(copy=True), 'clf__metric_params': None, 'svd': TruncatedSVD(algorithm='randomized', n_components=100, n_iter=5,</text:span></text:p>
            <text:p><text:span text:style-name="T1">       random_state=None, tol=0.0), 'clf__p': 30, 'clf__weights': 'uniform', 'clf__n_neighbors': 50, 'clf__algorithm': 'brute', 'clf__leaf_size': 30}</text:span></text:p>
            <text:p><text:span text:style-name="T1">KNN 0.484599589322</text:span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.00.0000</text:date>, <text:time style:data-style-name="N2" text:time-value="15:06:18.48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4:52:15.438000000</meta:creation-date>
    <dc:date>2017-01-27T14:22:45.934000000</dc:date>
    <meta:editing-duration>P3DT23H2M42S</meta:editing-duration>
    <meta:editing-cycles>5</meta:editing-cycles>
    <meta:generator>LibreOffice/5.0.6.3$Windows_x86 LibreOffice_project/490fc03b25318460cfc54456516ea2519c11d1aa</meta:generator>
    <meta:document-statistic meta:table-count="2" meta:cell-count="234" meta:object-count="0"/>
  </office:meta>
</office:document-meta>
</file>